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Je ne sais pas quoi ecrire mais il faut dire wsh fih mon projet ndirha dmn khir apres ncloni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z rayan</meta:initial-creator>
    <dc:creator>mz rayan</dc:creator>
    <meta:creation-date>2022-11-09T23:37:00Z</meta:creation-date>
    <dc:date>2022-11-09T23:43:00Z</dc:date>
    <meta:template xlink:href="Normal.dotm" xlink:type="simple"/>
    <meta:editing-cycles>1</meta:editing-cycles>
    <meta:editing-duration>PT360S</meta:editing-duration>
    <meta:document-statistic meta:page-count="2" meta:paragraph-count="1" meta:word-count="19" meta:character-count="127" meta:row-count="1" meta:non-whitespace-character-count="109"/>
  </office:meta>
</office:document-meta>
</file>